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138in"/>
    </style:style>
    <style:style style:name="co2" style:family="table-column">
      <style:table-column-properties fo:break-before="auto" style:column-width="1.7654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2.7555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1.3953in"/>
    </style:style>
    <style:style style:name="co7" style:family="table-column">
      <style:table-column-properties fo:break-before="auto" style:column-width="2.6575in"/>
    </style:style>
    <style:style style:name="co8" style:family="table-column">
      <style:table-column-properties fo:break-before="auto" style:column-width="2.1898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1.4063in"/>
    </style:style>
    <style:style style:name="co11" style:family="table-column">
      <style:table-column-properties fo:break-before="auto" style:column-width="1.3189in"/>
    </style:style>
    <style:style style:name="co12" style:family="table-column">
      <style:table-column-properties fo:break-before="auto" style:column-width="1.2535in"/>
    </style:style>
    <style:style style:name="co13" style:family="table-column">
      <style:table-column-properties fo:break-before="auto" style:column-width="1.1882in"/>
    </style:style>
    <style:style style:name="co14" style:family="table-column">
      <style:table-column-properties fo:break-before="auto" style:column-width="2.0591in"/>
    </style:style>
    <style:style style:name="co15" style:family="table-column">
      <style:table-column-properties fo:break-before="auto" style:column-width="1.0035in"/>
    </style:style>
    <style:style style:name="co16" style:family="table-column">
      <style:table-column-properties fo:break-before="auto" style:column-width="1.7327in"/>
    </style:style>
    <style:style style:name="co17" style:family="table-column">
      <style:table-column-properties fo:break-before="auto" style:column-width="3.2563in"/>
    </style:style>
    <style:style style:name="co18" style:family="table-column">
      <style:table-column-properties fo:break-before="auto" style:column-width="2.6689in"/>
    </style:style>
    <style:style style:name="co19" style:family="table-column">
      <style:table-column-properties fo:break-before="auto" style:column-width="2.4945in"/>
    </style:style>
    <style:style style:name="co20" style:family="table-column">
      <style:table-column-properties fo:break-before="auto" style:column-width="1.4492in"/>
    </style:style>
    <style:style style:name="co21" style:family="table-column">
      <style:table-column-properties fo:break-before="auto" style:column-width="1.8193in"/>
    </style:style>
    <style:style style:name="co22" style:family="table-column">
      <style:table-column-properties fo:break-before="auto" style:column-width="0.9709in"/>
    </style:style>
    <style:style style:name="co23" style:family="table-column">
      <style:table-column-properties fo:break-before="auto" style:column-width="1.2756in"/>
    </style:style>
    <style:style style:name="co24" style:family="table-column">
      <style:table-column-properties fo:break-before="auto" style:column-width="1.5472in"/>
    </style:style>
    <style:style style:name="co25" style:family="table-column">
      <style:table-column-properties fo:break-before="auto" style:column-width="2.2008in"/>
    </style:style>
    <style:style style:name="co26" style:family="table-column">
      <style:table-column-properties fo:break-before="auto" style:column-width="1.961in"/>
    </style:style>
    <style:style style:name="co2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gions_and_actCategory" table:style-name="ta1">
        <table:shapes>
          <draw:frame draw:z-index="0" draw:style-name="gr1" draw:text-style-name="P1" svg:width="6.2988in" svg:height="3.5429in" svg:x="9.7484in" svg:y="2.413in">
            <draw:object draw:notify-on-update-of-ranges="regions_and_actCategory.D3:regions_and_actCategory.AD3 regions_and_actCategory.D12:regions_and_actCategory.A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7441in" svg:y="2.4441in">
            <draw:object draw:notify-on-update-of-ranges="regions_and_actCategory.C4:regions_and_actCategory.C10 regions_and_actCategory.AF4:regions_and_actCategory.AF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5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1" table:default-cell-style-name="ce3"/>
        <table:table-column table:style-name="co15" table:number-columns-repeated="2" table:default-cell-style-name="ce3"/>
        <table:table-row table:style-name="ro1">
          <table:table-cell table:number-columns-repeated="2"/>
          <table:table-cell table:style-name="Default" table:number-columns-repeated="30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 table:number-columns-spanned="27" table:number-rows-spanned="1">
            <text:p>Act Category</text:p>
          </table:table-cell>
          <table:covered-table-cell table:number-columns-repeated="26" table:style-name="Default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teorological Information</text:p>
          </table:table-cell>
          <table:table-cell office:value-type="string" calcext:value-type="string">
            <text:p>Trajectory Management</text:p>
          </table:table-cell>
          <table:table-cell office:value-type="string" calcext:value-type="string">
            <text:p>Airspace And Surface Structure Allocation</text:p>
          </table:table-cell>
          <table:table-cell office:value-type="string" calcext:value-type="string">
            <text:p>MET Information Management</text:p>
          </table:table-cell>
          <table:table-cell office:value-type="string" calcext:value-type="string">
            <text:p>Airport Management</text:p>
          </table:table-cell>
          <table:table-cell office:value-type="string" calcext:value-type="string">
            <text:p>Shared Information Service Management</text:p>
          </table:table-cell>
          <table:table-cell office:value-type="string" calcext:value-type="string">
            <text:p>Demand And Capacity Balancing</text:p>
          </table:table-cell>
          <table:table-cell office:value-type="string" calcext:value-type="string">
            <text:p>Traffic Synchronisation</text:p>
          </table:table-cell>
          <table:table-cell office:value-type="string" calcext:value-type="string">
            <text:p>Separation Provision</text:p>
          </table:table-cell>
          <table:table-cell office:value-type="string" calcext:value-type="string">
            <text:p>Trajectory Planning</text:p>
          </table:table-cell>
          <table:table-cell office:value-type="string" calcext:value-type="string">
            <text:p>Traffic Sequencing</text:p>
          </table:table-cell>
          <table:table-cell office:value-type="string" calcext:value-type="string">
            <text:p>ATM Information Management</text:p>
          </table:table-cell>
          <table:table-cell office:value-type="string" calcext:value-type="string">
            <text:p>Airspace Access</text:p>
          </table:table-cell>
          <table:table-cell office:value-type="string" calcext:value-type="string">
            <text:p>Flight Information Management</text:p>
          </table:table-cell>
          <table:table-cell office:value-type="string" calcext:value-type="string">
            <text:p>Airport CDM</text:p>
          </table:table-cell>
          <table:table-cell office:value-type="string" calcext:value-type="string">
            <text:p>Surveillance Infrastructure</text:p>
          </table:table-cell>
          <table:table-cell office:value-type="string" calcext:value-type="string">
            <text:p>Trajectory Execution And Conformance Monitoring</text:p>
          </table:table-cell>
          <table:table-cell office:value-type="string" calcext:value-type="string">
            <text:p>Airspace <text:s/>And Surface Structure <text:s/>Design</text:p>
          </table:table-cell>
          <table:table-cell office:value-type="string" calcext:value-type="string">
            <text:p>Aeronautical Information Management</text:p>
          </table:table-cell>
          <table:table-cell office:value-type="string" calcext:value-type="string">
            <text:p>Conflict Management</text:p>
          </table:table-cell>
          <table:table-cell office:value-type="string" calcext:value-type="string">
            <text:p>ATM Network Management</text:p>
          </table:table-cell>
          <table:table-cell office:value-type="string" calcext:value-type="string">
            <text:p>Route Design</text:p>
          </table:table-cell>
          <table:table-cell office:value-type="string" calcext:value-type="string">
            <text:p>CNS Infrastructure</text:p>
          </table:table-cell>
          <table:table-cell office:value-type="string" calcext:value-type="string">
            <text:p>Navigtion Infrastructure</text:p>
          </table:table-cell>
          <table:table-cell office:value-type="string" calcext:value-type="string">
            <text:p>Route Assignment And Guidance</text:p>
          </table:table-cell>
          <table:table-cell office:value-type="string" calcext:value-type="string">
            <text:p>Communication Infrastructure</text:p>
          </table:table-cell>
          <table:table-cell office:value-type="string" calcext:value-type="string">
            <text:p>Collision Avoida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%Total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7">
            <text:p>Regions</text:p>
          </table:table-cell>
          <table:table-cell office:value-type="string" calcext:value-type="string">
            <text:p>Europ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.358574610245" calcext:value-type="float">
            <text:p>0.358574610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Ocean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579064587973" calcext:value-type="float">
            <text:p>0.057906458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loba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0.253897550111" calcext:value-type="float">
            <text:p>0.253897550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fric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824053452116" calcext:value-type="float">
            <text:p>0.082405345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sia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46325167038" calcext:value-type="float">
            <text:p>0.084632516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rth Americ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100222717149" calcext:value-type="float">
            <text:p>0.100222717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outh Ameri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623608017817" calcext:value-type="float">
            <text:p>0.0623608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%Total</text:p>
          </table:table-cell>
          <table:table-cell office:value-type="float" office:value="0.0411568409344" calcext:value-type="float">
            <text:p>0.0411568409</text:p>
          </table:table-cell>
          <table:table-cell office:value-type="float" office:value="0.0300333704116" calcext:value-type="float">
            <text:p>0.0300333704</text:p>
          </table:table-cell>
          <table:table-cell office:value-type="float" office:value="0.027808676307" calcext:value-type="float">
            <text:p>0.0278086763</text:p>
          </table:table-cell>
          <table:table-cell office:value-type="float" office:value="0.0478309232481" calcext:value-type="float">
            <text:p>0.0478309232</text:p>
          </table:table-cell>
          <table:table-cell office:value-type="float" office:value="0.0367074527253" calcext:value-type="float">
            <text:p>0.0367074527</text:p>
          </table:table-cell>
          <table:table-cell office:value-type="float" office:value="0.0133481646274" calcext:value-type="float">
            <text:p>0.0133481646</text:p>
          </table:table-cell>
          <table:table-cell office:value-type="float" office:value="0.0289210233593" calcext:value-type="float">
            <text:p>0.0289210234</text:p>
          </table:table-cell>
          <table:table-cell office:value-type="float" office:value="0.0166852057842" calcext:value-type="float">
            <text:p>0.0166852058</text:p>
          </table:table-cell>
          <table:table-cell office:value-type="float" office:value="0.0155728587319" calcext:value-type="float">
            <text:p>0.0155728587</text:p>
          </table:table-cell>
          <table:table-cell office:value-type="float" office:value="0.0289210233593" calcext:value-type="float">
            <text:p>0.0289210234</text:p>
          </table:table-cell>
          <table:table-cell office:value-type="float" office:value="0.0155728587319" calcext:value-type="float">
            <text:p>0.0155728587</text:p>
          </table:table-cell>
          <table:table-cell office:value-type="float" office:value="0.0300333704116" calcext:value-type="float">
            <text:p>0.0300333704</text:p>
          </table:table-cell>
          <table:table-cell office:value-type="float" office:value="0.00333704115684" calcext:value-type="float">
            <text:p>0.0033370412</text:p>
          </table:table-cell>
          <table:table-cell office:value-type="float" office:value="0.020022246941" calcext:value-type="float">
            <text:p>0.0200222469</text:p>
          </table:table-cell>
          <table:table-cell office:value-type="float" office:value="0.0266963292547" calcext:value-type="float">
            <text:p>0.0266963293</text:p>
          </table:table-cell>
          <table:table-cell office:value-type="float" office:value="0.0133481646274" calcext:value-type="float">
            <text:p>0.0133481646</text:p>
          </table:table-cell>
          <table:table-cell office:value-type="float" office:value="0.00778642936596" calcext:value-type="float">
            <text:p>0.0077864294</text:p>
          </table:table-cell>
          <table:table-cell office:value-type="float" office:value="0.0133481646274" calcext:value-type="float">
            <text:p>0.0133481646</text:p>
          </table:table-cell>
          <table:table-cell office:value-type="float" office:value="0.0166852057842" calcext:value-type="float">
            <text:p>0.0166852058</text:p>
          </table:table-cell>
          <table:table-cell office:value-type="float" office:value="0.0100111234705" calcext:value-type="float">
            <text:p>0.0100111235</text:p>
          </table:table-cell>
          <table:table-cell office:value-type="float" office:value="0.00667408231368" calcext:value-type="float">
            <text:p>0.0066740823</text:p>
          </table:table-cell>
          <table:table-cell office:value-type="float" office:value="0.0133481646274" calcext:value-type="float">
            <text:p>0.0133481646</text:p>
          </table:table-cell>
          <table:table-cell office:value-type="float" office:value="0.00222469410456" calcext:value-type="float">
            <text:p>0.0022246941</text:p>
          </table:table-cell>
          <table:table-cell office:value-type="float" office:value="0.00889877641824" calcext:value-type="float">
            <text:p>0.0088987764</text:p>
          </table:table-cell>
          <table:table-cell office:value-type="float" office:value="0.00222469410456" calcext:value-type="float">
            <text:p>0.0022246941</text:p>
          </table:table-cell>
          <table:table-cell office:value-type="float" office:value="0.0100111234705" calcext:value-type="float">
            <text:p>0.0100111235</text:p>
          </table:table-cell>
          <table:table-cell office:value-type="float" office:value="0.0122358175751" calcext:value-type="float">
            <text:p>0.0122358176</text:p>
          </table:table-cell>
          <table:table-cell office:value-type="float" office:value="0.499443826474" calcext:value-type="float">
            <text:p>0.4994438265</text:p>
          </table:table-cell>
          <table:table-cell office:value-type="float" office:value="0.00111234705228" calcext:value-type="float">
            <text:p>0.00111234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7T08:45:50.966614061</dc:date>
    <dc:creator>Jeferson Souza</dc:creator>
    <meta:editing-duration>PT5M34S</meta:editing-duration>
    <meta:editing-cycles>1</meta:editing-cycles>
    <meta:document-statistic meta:table-count="1" meta:cell-count="301" meta:object-count="2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regions_and_actCategory.D3:regions_and_actCategory.AD3 regions_and_actCategory.D12:regions_and_actCategory.AD12" chart:data-source-has-labels="row" svg:x="0.32cm" svg:y="0.18cm" svg:width="13.467cm" svg:height="8.64cm">
          <chartooo:coordinate-region svg:x="6.24cm" svg:y="0.185cm" svg:width="7.215cm" svg:height="4.657cm"/>
          <chart:axis chart:dimension="x" chart:name="primary-x" chart:style-name="ch4" chartooo:axis-type="auto">
            <chartooo:date-scale/>
            <chart:categories table:cell-range-address="regions_and_actCategory.D3:regions_and_actCategory.AD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gions_and_actCategory.D12:regions_and_actCategory.AD12" chart:class="chart:ba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eorological Information</text:p>
                <draw:g>
                  <svg:desc>regions_and_actCategory.D3:regions_and_actCategory.AD3</svg:desc>
                </draw:g>
              </table:table-cell>
              <table:table-cell office:value-type="string">
                <text:p>Trajectory Management</text:p>
              </table:table-cell>
              <table:table-cell office:value-type="string">
                <text:p>Airspace And Surface Structure Allocation</text:p>
              </table:table-cell>
              <table:table-cell office:value-type="string">
                <text:p>MET Information Management</text:p>
              </table:table-cell>
              <table:table-cell office:value-type="string">
                <text:p>Airport Management</text:p>
              </table:table-cell>
              <table:table-cell office:value-type="string">
                <text:p>Shared Information Service Management</text:p>
              </table:table-cell>
              <table:table-cell office:value-type="string">
                <text:p>Demand And Capacity Balancing</text:p>
              </table:table-cell>
              <table:table-cell office:value-type="string">
                <text:p>Traffic Synchronisation</text:p>
              </table:table-cell>
              <table:table-cell office:value-type="string">
                <text:p>Separation Provision</text:p>
              </table:table-cell>
              <table:table-cell office:value-type="string">
                <text:p>Trajectory Planning</text:p>
              </table:table-cell>
              <table:table-cell office:value-type="string">
                <text:p>Traffic Sequencing</text:p>
              </table:table-cell>
              <table:table-cell office:value-type="string">
                <text:p>ATM Information Management</text:p>
              </table:table-cell>
              <table:table-cell office:value-type="string">
                <text:p>Airspace Access</text:p>
              </table:table-cell>
              <table:table-cell office:value-type="string">
                <text:p>Flight Information Management</text:p>
              </table:table-cell>
              <table:table-cell office:value-type="string">
                <text:p>Airport CDM</text:p>
              </table:table-cell>
              <table:table-cell office:value-type="string">
                <text:p>Surveillance Infrastructure</text:p>
              </table:table-cell>
              <table:table-cell office:value-type="string">
                <text:p>Trajectory Execution And Conformance Monitoring</text:p>
              </table:table-cell>
              <table:table-cell office:value-type="string">
                <text:p>Airspace  And Surface Structure  Design</text:p>
              </table:table-cell>
              <table:table-cell office:value-type="string">
                <text:p>Aeronautical Information Management</text:p>
              </table:table-cell>
              <table:table-cell office:value-type="string">
                <text:p>Conflict Management</text:p>
              </table:table-cell>
              <table:table-cell office:value-type="string">
                <text:p>ATM Network Management</text:p>
              </table:table-cell>
              <table:table-cell office:value-type="string">
                <text:p>Route Design</text:p>
              </table:table-cell>
              <table:table-cell office:value-type="string">
                <text:p>CNS Infrastructure</text:p>
              </table:table-cell>
              <table:table-cell office:value-type="string">
                <text:p>Navigtion Infrastructure</text:p>
              </table:table-cell>
              <table:table-cell office:value-type="string">
                <text:p>Route Assignment And Guidance</text:p>
              </table:table-cell>
              <table:table-cell office:value-type="string">
                <text:p>Communication Infrastructure</text:p>
              </table:table-cell>
              <table:table-cell office:value-type="string">
                <text:p>Collision Avoidance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411568409344">
                <text:p>0.0411568409344</text:p>
                <draw:g>
                  <svg:desc>regions_and_actCategory.D12:regions_and_actCategory.AD12</svg:desc>
                </draw:g>
              </table:table-cell>
              <table:table-cell office:value-type="float" office:value="0.0300333704116">
                <text:p>0.0300333704116</text:p>
              </table:table-cell>
              <table:table-cell office:value-type="float" office:value="0.027808676307">
                <text:p>0.027808676307</text:p>
              </table:table-cell>
              <table:table-cell office:value-type="float" office:value="0.0478309232481">
                <text:p>0.0478309232481</text:p>
              </table:table-cell>
              <table:table-cell office:value-type="float" office:value="0.0367074527253">
                <text:p>0.0367074527253</text:p>
              </table:table-cell>
              <table:table-cell office:value-type="float" office:value="0.0133481646274">
                <text:p>0.0133481646274</text:p>
              </table:table-cell>
              <table:table-cell office:value-type="float" office:value="0.0289210233593">
                <text:p>0.0289210233593</text:p>
              </table:table-cell>
              <table:table-cell office:value-type="float" office:value="0.0166852057842">
                <text:p>0.0166852057842</text:p>
              </table:table-cell>
              <table:table-cell office:value-type="float" office:value="0.0155728587319">
                <text:p>0.0155728587319</text:p>
              </table:table-cell>
              <table:table-cell office:value-type="float" office:value="0.0289210233593">
                <text:p>0.0289210233593</text:p>
              </table:table-cell>
              <table:table-cell office:value-type="float" office:value="0.0155728587319">
                <text:p>0.0155728587319</text:p>
              </table:table-cell>
              <table:table-cell office:value-type="float" office:value="0.0300333704116">
                <text:p>0.0300333704116</text:p>
              </table:table-cell>
              <table:table-cell office:value-type="float" office:value="0.00333704115684">
                <text:p>0.00333704115684</text:p>
              </table:table-cell>
              <table:table-cell office:value-type="float" office:value="0.020022246941">
                <text:p>0.020022246941</text:p>
              </table:table-cell>
              <table:table-cell office:value-type="float" office:value="0.0266963292547">
                <text:p>0.0266963292547</text:p>
              </table:table-cell>
              <table:table-cell office:value-type="float" office:value="0.0133481646274">
                <text:p>0.0133481646274</text:p>
              </table:table-cell>
              <table:table-cell office:value-type="float" office:value="0.00778642936596">
                <text:p>0.00778642936596</text:p>
              </table:table-cell>
              <table:table-cell office:value-type="float" office:value="0.0133481646274">
                <text:p>0.0133481646274</text:p>
              </table:table-cell>
              <table:table-cell office:value-type="float" office:value="0.0166852057842">
                <text:p>0.0166852057842</text:p>
              </table:table-cell>
              <table:table-cell office:value-type="float" office:value="0.0100111234705">
                <text:p>0.0100111234705</text:p>
              </table:table-cell>
              <table:table-cell office:value-type="float" office:value="0.00667408231368">
                <text:p>0.00667408231368</text:p>
              </table:table-cell>
              <table:table-cell office:value-type="float" office:value="0.0133481646274">
                <text:p>0.0133481646274</text:p>
              </table:table-cell>
              <table:table-cell office:value-type="float" office:value="0.00222469410456">
                <text:p>0.00222469410456</text:p>
              </table:table-cell>
              <table:table-cell office:value-type="float" office:value="0.00889877641824">
                <text:p>0.00889877641824</text:p>
              </table:table-cell>
              <table:table-cell office:value-type="float" office:value="0.00222469410456">
                <text:p>0.00222469410456</text:p>
              </table:table-cell>
              <table:table-cell office:value-type="float" office:value="0.0100111234705">
                <text:p>0.0100111234705</text:p>
              </table:table-cell>
              <table:table-cell office:value-type="float" office:value="0.0122358175751">
                <text:p>0.0122358175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96cm" svg:y="2.707cm" style:legend-expansion="high" chart:style-name="ch2"/>
        <chart:plot-area chart:style-name="ch3" table:cell-range-address="regions_and_actCategory.C4:regions_and_actCategory.C10 regions_and_actCategory.AF4:regions_and_actCategory.AF10" chart:data-source-has-labels="column" svg:x="0.32cm" svg:y="0.18cm" svg:width="12.356cm" svg:height="8.64cm">
          <chartooo:coordinate-region svg:x="2.178cm" svg:y="0.18cm" svg:width="8.64cm" svg:height="8.64cm"/>
          <chart:axis chart:dimension="x" chart:name="primary-x" chart:style-name="ch4" chartooo:axis-type="auto">
            <chartooo:date-scale/>
            <chart:categories table:cell-range-address="regions_and_actCategory.C4:regions_and_actCategory.C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gions_and_actCategory.AF4:regions_and_actCategory.AF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string">
                <text:p>Europe</text:p>
                <draw:g>
                  <svg:desc>regions_and_actCategory.C4:regions_and_actCategory.C10</svg:desc>
                </draw:g>
              </table:table-cell>
              <table:table-cell office:value-type="float" office:value="0.358574610245">
                <text:p>0.358574610245</text:p>
                <draw:g>
                  <svg:desc>regions_and_actCategory.AF4:regions_and_actCategory.AF10</svg:desc>
                </draw:g>
              </table:table-cell>
            </table:table-row>
            <table:table-row>
              <table:table-cell office:value-type="string">
                <text:p>Oceania</text:p>
              </table:table-cell>
              <table:table-cell office:value-type="float" office:value="0.0579064587973">
                <text:p>0.0579064587973</text:p>
              </table:table-cell>
            </table:table-row>
            <table:table-row>
              <table:table-cell office:value-type="string">
                <text:p>Global</text:p>
              </table:table-cell>
              <table:table-cell office:value-type="float" office:value="0.253897550111">
                <text:p>0.253897550111</text:p>
              </table:table-cell>
            </table:table-row>
            <table:table-row>
              <table:table-cell office:value-type="string">
                <text:p>Africa</text:p>
              </table:table-cell>
              <table:table-cell office:value-type="float" office:value="0.0824053452116">
                <text:p>0.0824053452116</text:p>
              </table:table-cell>
            </table:table-row>
            <table:table-row>
              <table:table-cell office:value-type="string">
                <text:p>Asia</text:p>
              </table:table-cell>
              <table:table-cell office:value-type="float" office:value="0.0846325167038">
                <text:p>0.0846325167038</text:p>
              </table:table-cell>
            </table:table-row>
            <table:table-row>
              <table:table-cell office:value-type="string">
                <text:p>North America</text:p>
              </table:table-cell>
              <table:table-cell office:value-type="float" office:value="0.100222717149">
                <text:p>0.100222717149</text:p>
              </table:table-cell>
            </table:table-row>
            <table:table-row>
              <table:table-cell office:value-type="string">
                <text:p>South America</text:p>
              </table:table-cell>
              <table:table-cell office:value-type="float" office:value="0.0623608017817">
                <text:p>0.06236080178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